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5-11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5-08-2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5-07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5-07-0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5-05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5-04-2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5-03-1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5-02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5-01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12-2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11-2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10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10-0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08-23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07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06-2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06-0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04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03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02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4-01-3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12-1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11-1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11-0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09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08-2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07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06-2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05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04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03-2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02-2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3-01-2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11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09-1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08-3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07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06-2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05-2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04-2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03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02-2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2-01-2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12-2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11-0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10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09-2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08-2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07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06-24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05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04-2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03-2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02-24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1-01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12-1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11-19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10-2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09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08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07-2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06-24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05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04-29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03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02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20-01-2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12-2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11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10-3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09-3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08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08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06-2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05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04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03-2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02-28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9-01-3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11-30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10-3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09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08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08-02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06-2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05-3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04-3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03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02-2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8-01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12-2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11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10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09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08-2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07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06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05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04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03-3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02-2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7-01-2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12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11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11-0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9-3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8-2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7-21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6-2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5-2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4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3-2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2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1-2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6-01-0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12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11-18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10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9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8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7-30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7-2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6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5-2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4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4-0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2-2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5-01-2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12-1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11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10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09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08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07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06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05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04-2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03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02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4-01-2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12-3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11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10-3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10-2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08-3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07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07-0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05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04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03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03-01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01-29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3-01-04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11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10-2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09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08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07-18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06-2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05-3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04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03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02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2-01-3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12-2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11-2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10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09-2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08-2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07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06-2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05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04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03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03-0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1-01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12-2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11-22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09-15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1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05-2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04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02-2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11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1-01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200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9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9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216076351401</text:p>
          </table:table-cell>
          <table:table-cell office:value-type="string" calcext:value-type="string">
            <text:p>CA Db <text:s/>65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64" meta:object-count="0"/>
    <meta:user-defined meta:name="AppVersion">3.0</meta:user-defined>
  </office:meta>
</office:document-meta>
</file>